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IntervalReconnectStrategy.FixedIntervalReconnectStrategy(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IntervalReconnectStrategy.getTimeToNextAttempt( int attemp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